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Regular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4.84pt"/>
    </style:style>
    <style:style style:name="co2" style:family="table-column">
      <style:table-column-properties fo:break-before="auto" style:column-width="79.99pt"/>
    </style:style>
    <style:style style:name="co3" style:family="table-column">
      <style:table-column-properties fo:break-before="auto" style:column-width="73.5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Roboto1" fo:font-size="12pt" style:font-size-asian="12pt" style:font-size-complex="12pt"/>
    </style:style>
    <style:style style:name="ce4" style:family="table-cell" style:parent-style-name="Default">
      <style:text-properties style:font-name="Roboto1" fo:font-size="12pt" style:font-size-asian="12pt" style:font-size-complex="12pt"/>
    </style:style>
    <style:style style:name="ce5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1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padding-bottom="2.01pt" fo:padding-left="6.01pt" fo:padding-right="6.01pt" fo:padding-top="2.01pt" style:vertical-align="middle"/>
      <style:paragraph-properties fo:text-align="center" fo:margin-left="0pt"/>
      <style:text-properties style:use-window-font-color="true" style:font-name="Roboto1" fo:font-size="12pt" style:font-size-asian="12pt" style:font-size-complex="12pt"/>
    </style:style>
    <style:style style:name="ce7" style:family="table-cell" style:parent-style-name="Default" style:data-style-name="N11">
      <style:text-properties style:font-name="Roboto1" fo:font-size="12pt" style:font-size-asian="12pt" style:font-size-complex="12pt"/>
    </style:style>
    <style:style style:name="ce8" style:family="table-cell" style:parent-style-name="Default" style:data-style-name="N143">
      <style:table-cell-properties style:text-align-source="fix" style:repeat-content="false" fo:background-color="transparent" fo:padding-bottom="2.01pt" fo:padding-left="6.01pt" fo:padding-right="6.01pt" fo:padding-top="2.01pt" style:vertical-align="middle"/>
      <style:paragraph-properties fo:text-align="center" fo:margin-left="0pt"/>
      <style:text-properties style:use-window-font-color="true" style:font-name="Roboto1" fo:font-size="12pt" style:font-size-asian="12pt" style:font-size-complex="12pt"/>
    </style:style>
    <style:style style:name="ce9" style:family="table-cell" style:parent-style-name="Default" style:data-style-name="N143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1" fo:font-size="12pt" style:font-size-asian="12pt" style:font-size-complex="12pt"/>
    </style:style>
    <style:style style:name="ce10" style:family="table-cell" style:parent-style-name="Default" style:data-style-name="N11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1" fo:font-size="12pt" style:font-size-asian="12pt" style:font-size-complex="12pt"/>
    </style:style>
    <style:style style:name="ce11" style:family="table-cell" style:parent-style-name="Default" style:data-style-name="N4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Outs-Odd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2" table:number-columns-repeated="1025" table:default-cell-style-name="ce5"/>
        <table:table-column table:style-name="co2" table:number-columns-repeated="15354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Outs</text:p>
          </table:table-cell>
          <table:table-cell table:style-name="ce6" office:value-type="string" calcext:value-type="string">
            <text:p>Turn Prob.%</text:p>
          </table:table-cell>
          <table:table-cell table:style-name="ce8" office:value-type="string" calcext:value-type="string">
            <text:p>Turn Odds</text:p>
          </table:table-cell>
          <table:table-cell table:style-name="ce6" office:value-type="string" calcext:value-type="string">
            <text:p>River Prob.%</text:p>
          </table:table-cell>
          <table:table-cell table:style-name="ce6" office:value-type="string" calcext:value-type="string">
            <text:p>River Odds</text:p>
          </table:table-cell>
          <table:table-cell table:style-name="ce6" office:value-type="string" calcext:value-type="string">
            <text:p>T+R Prob.%</text:p>
          </table:table-cell>
          <table:table-cell table:style-name="ce1" office:value-type="string" calcext:value-type="string">
            <text:p>T+R Odds</text:p>
          </table:table-cell>
          <table:table-cell table:style-name="ce1" office:value-type="string" calcext:value-type="string">
            <text:p>Rule 4</text:p>
          </table:table-cell>
          <table:table-cell table:style-name="ce1" office:value-type="string" calcext:value-type="string">
            <text:p>Rule 2</text:p>
          </table:table-cell>
          <table:table-cell table:style-name="ce6" table:number-columns-repeated="1019"/>
          <table:table-cell table:style-name="ce1" table:number-columns-repeated="15354"/>
          <table:table-cell table:style-name="ce12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formula="of:=[.A2]/47" office:value-type="percentage" office:value="0.0212765957446809" calcext:value-type="percentage">
            <text:p>2.13%</text:p>
          </table:table-cell>
          <table:table-cell table:formula="of:=&quot;1 : &quot;&amp;TEXT(1/([.B2]/(1-[.B2])); &quot;0.00&quot;)" office:value-type="string" office:string-value="1 : 46.00" calcext:value-type="string">
            <text:p>1 : 46.00</text:p>
          </table:table-cell>
          <table:table-cell table:style-name="ce7" table:formula="of:=[.A2]/46" office:value-type="percentage" office:value="0.0217391304347826" calcext:value-type="percentage">
            <text:p>2.17%</text:p>
          </table:table-cell>
          <table:table-cell table:formula="of:=&quot;1 : &quot;&amp;TEXT(1/([.D2]/(1-[.D2])); &quot;0.00&quot;)" office:value-type="string" office:string-value="1 : 45.00" calcext:value-type="string">
            <text:p>1 : 45.00</text:p>
          </table:table-cell>
          <table:table-cell table:style-name="ce10" table:formula="of:=1-((47-[.A2])/47)*((46-[.A2])/46)" office:value-type="percentage" office:value="0.0425531914893618" calcext:value-type="percentage">
            <text:p>4.26%</text:p>
          </table:table-cell>
          <table:table-cell table:formula="of:=&quot;1 : &quot;&amp;TEXT(1/([.F2]/(1-[.F2])); &quot;0.00&quot;)" office:value-type="string" office:string-value="1 : 22.50" calcext:value-type="string">
            <text:p>1 : 22.50</text:p>
          </table:table-cell>
          <table:table-cell table:formula="of:=[.A2]*4" office:value-type="float" office:value="4" calcext:value-type="float">
            <text:p>4</text:p>
          </table:table-cell>
          <table:table-cell table:formula="of:=[.A2]*2" office:value-type="float" office:value="2" calcext:value-type="float">
            <text:p>2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formula="of:=[.A3]/47" office:value-type="percentage" office:value="0.0425531914893617" calcext:value-type="percentage">
            <text:p>4.26%</text:p>
          </table:table-cell>
          <table:table-cell table:formula="of:=&quot;1 : &quot;&amp;TEXT(1/([.B3]/(1-[.B3])); &quot;0.00&quot;)" office:value-type="string" office:string-value="1 : 22.50" calcext:value-type="string">
            <text:p>1 : 22.50</text:p>
          </table:table-cell>
          <table:table-cell table:style-name="ce7" table:formula="of:=[.A3]/46" office:value-type="percentage" office:value="0.0434782608695652" calcext:value-type="percentage">
            <text:p>4.35%</text:p>
          </table:table-cell>
          <table:table-cell table:formula="of:=&quot;1 : &quot;&amp;TEXT(1/([.D3]/(1-[.D3])); &quot;0.00&quot;)" office:value-type="string" office:string-value="1 : 22.00" calcext:value-type="string">
            <text:p>1 : 22.00</text:p>
          </table:table-cell>
          <table:table-cell table:style-name="ce10" table:formula="of:=1-((47-[.A3])/47)*((46-[.A3])/46)" office:value-type="percentage" office:value="0.0841813135985198" calcext:value-type="percentage">
            <text:p>8.42%</text:p>
          </table:table-cell>
          <table:table-cell table:formula="of:=&quot;1 : &quot;&amp;TEXT(1/([.F3]/(1-[.F3])); &quot;0.00&quot;)" office:value-type="string" office:string-value="1 : 10.88" calcext:value-type="string">
            <text:p>1 : 10.88</text:p>
          </table:table-cell>
          <table:table-cell table:formula="of:=[.A3]*4" office:value-type="float" office:value="8" calcext:value-type="float">
            <text:p>8</text:p>
          </table:table-cell>
          <table:table-cell table:formula="of:=[.A3]*2" office:value-type="float" office:value="4" calcext:value-type="float">
            <text:p>4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formula="of:=[.A4]/47" office:value-type="percentage" office:value="0.0638297872340426" calcext:value-type="percentage">
            <text:p>6.38%</text:p>
          </table:table-cell>
          <table:table-cell table:formula="of:=&quot;1 : &quot;&amp;TEXT(1/([.B4]/(1-[.B4])); &quot;0.00&quot;)" office:value-type="string" office:string-value="1 : 14.67" calcext:value-type="string">
            <text:p>1 : 14.67</text:p>
          </table:table-cell>
          <table:table-cell table:style-name="ce7" table:formula="of:=[.A4]/46" office:value-type="percentage" office:value="0.0652173913043478" calcext:value-type="percentage">
            <text:p>6.52%</text:p>
          </table:table-cell>
          <table:table-cell table:formula="of:=&quot;1 : &quot;&amp;TEXT(1/([.D4]/(1-[.D4])); &quot;0.00&quot;)" office:value-type="string" office:string-value="1 : 14.33" calcext:value-type="string">
            <text:p>1 : 14.33</text:p>
          </table:table-cell>
          <table:table-cell table:style-name="ce10" table:formula="of:=1-((47-[.A4])/47)*((46-[.A4])/46)" office:value-type="percentage" office:value="0.124884366327474" calcext:value-type="percentage">
            <text:p>12.49%</text:p>
          </table:table-cell>
          <table:table-cell table:formula="of:=&quot;1 : &quot;&amp;TEXT(1/([.F4]/(1-[.F4])); &quot;0.00&quot;)" office:value-type="string" office:string-value="1 : 7.01" calcext:value-type="string">
            <text:p>1 : 7.01</text:p>
          </table:table-cell>
          <table:table-cell table:formula="of:=[.A4]*4" office:value-type="float" office:value="12" calcext:value-type="float">
            <text:p>12</text:p>
          </table:table-cell>
          <table:table-cell table:formula="of:=[.A4]*2"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[.A5]/47" office:value-type="percentage" office:value="0.0851063829787234" calcext:value-type="percentage">
            <text:p>8.51%</text:p>
          </table:table-cell>
          <table:table-cell table:formula="of:=&quot;1 : &quot;&amp;TEXT(1/([.B5]/(1-[.B5])); &quot;0.00&quot;)" office:value-type="string" office:string-value="1 : 10.75" calcext:value-type="string">
            <text:p>1 : 10.75</text:p>
          </table:table-cell>
          <table:table-cell table:style-name="ce7" table:formula="of:=[.A5]/46" office:value-type="percentage" office:value="0.0869565217391304" calcext:value-type="percentage">
            <text:p>8.70%</text:p>
          </table:table-cell>
          <table:table-cell table:formula="of:=&quot;1 : &quot;&amp;TEXT(1/([.D5]/(1-[.D5])); &quot;0.00&quot;)" office:value-type="string" office:string-value="1 : 10.50" calcext:value-type="string">
            <text:p>1 : 10.50</text:p>
          </table:table-cell>
          <table:table-cell table:style-name="ce10" table:formula="of:=1-((47-[.A5])/47)*((46-[.A5])/46)" office:value-type="percentage" office:value="0.164662349676226" calcext:value-type="percentage">
            <text:p>16.47%</text:p>
          </table:table-cell>
          <table:table-cell table:formula="of:=&quot;1 : &quot;&amp;TEXT(1/([.F5]/(1-[.F5])); &quot;0.00&quot;)" office:value-type="string" office:string-value="1 : 5.07" calcext:value-type="string">
            <text:p>1 : 5.07</text:p>
          </table:table-cell>
          <table:table-cell table:formula="of:=[.A5]*4" office:value-type="float" office:value="16" calcext:value-type="float">
            <text:p>16</text:p>
          </table:table-cell>
          <table:table-cell table:formula="of:=[.A5]*2"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formula="of:=[.A6]/47" office:value-type="percentage" office:value="0.106382978723404" calcext:value-type="percentage">
            <text:p>10.64%</text:p>
          </table:table-cell>
          <table:table-cell table:formula="of:=&quot;1 : &quot;&amp;TEXT(1/([.B6]/(1-[.B6])); &quot;0.00&quot;)" office:value-type="string" office:string-value="1 : 8.40" calcext:value-type="string">
            <text:p>1 : 8.40</text:p>
          </table:table-cell>
          <table:table-cell table:style-name="ce7" table:formula="of:=[.A6]/46" office:value-type="percentage" office:value="0.108695652173913" calcext:value-type="percentage">
            <text:p>10.87%</text:p>
          </table:table-cell>
          <table:table-cell table:formula="of:=&quot;1 : &quot;&amp;TEXT(1/([.D6]/(1-[.D6])); &quot;0.00&quot;)" office:value-type="string" office:string-value="1 : 8.20" calcext:value-type="string">
            <text:p>1 : 8.20</text:p>
          </table:table-cell>
          <table:table-cell table:style-name="ce10" table:formula="of:=1-((47-[.A6])/47)*((46-[.A6])/46)" office:value-type="percentage" office:value="0.203515263644773" calcext:value-type="percentage">
            <text:p>20.35%</text:p>
          </table:table-cell>
          <table:table-cell table:formula="of:=&quot;1 : &quot;&amp;TEXT(1/([.F6]/(1-[.F6])); &quot;0.00&quot;)" office:value-type="string" office:string-value="1 : 3.91" calcext:value-type="string">
            <text:p>1 : 3.91</text:p>
          </table:table-cell>
          <table:table-cell table:formula="of:=[.A6]*4" office:value-type="float" office:value="20" calcext:value-type="float">
            <text:p>20</text:p>
          </table:table-cell>
          <table:table-cell table:formula="of:=[.A6]*2"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table:formula="of:=[.A7]/47" office:value-type="percentage" office:value="0.127659574468085" calcext:value-type="percentage">
            <text:p>12.77%</text:p>
          </table:table-cell>
          <table:table-cell table:formula="of:=&quot;1 : &quot;&amp;TEXT(1/([.B7]/(1-[.B7])); &quot;0.00&quot;)" office:value-type="string" office:string-value="1 : 6.83" calcext:value-type="string">
            <text:p>1 : 6.83</text:p>
          </table:table-cell>
          <table:table-cell table:style-name="ce7" table:formula="of:=[.A7]/46" office:value-type="percentage" office:value="0.130434782608696" calcext:value-type="percentage">
            <text:p>13.04%</text:p>
          </table:table-cell>
          <table:table-cell table:formula="of:=&quot;1 : &quot;&amp;TEXT(1/([.D7]/(1-[.D7])); &quot;0.00&quot;)" office:value-type="string" office:string-value="1 : 6.67" calcext:value-type="string">
            <text:p>1 : 6.67</text:p>
          </table:table-cell>
          <table:table-cell table:style-name="ce10" table:formula="of:=1-((47-[.A7])/47)*((46-[.A7])/46)" office:value-type="percentage" office:value="0.241443108233117" calcext:value-type="percentage">
            <text:p>24.14%</text:p>
          </table:table-cell>
          <table:table-cell table:formula="of:=&quot;1 : &quot;&amp;TEXT(1/([.F7]/(1-[.F7])); &quot;0.00&quot;)" office:value-type="string" office:string-value="1 : 3.14" calcext:value-type="string">
            <text:p>1 : 3.14</text:p>
          </table:table-cell>
          <table:table-cell table:formula="of:=[.A7]*4" office:value-type="float" office:value="24" calcext:value-type="float">
            <text:p>24</text:p>
          </table:table-cell>
          <table:table-cell table:formula="of:=[.A7]*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table:formula="of:=[.A8]/47" office:value-type="percentage" office:value="0.148936170212766" calcext:value-type="percentage">
            <text:p>14.89%</text:p>
          </table:table-cell>
          <table:table-cell table:formula="of:=&quot;1 : &quot;&amp;TEXT(1/([.B8]/(1-[.B8])); &quot;0.00&quot;)" office:value-type="string" office:string-value="1 : 5.71" calcext:value-type="string">
            <text:p>1 : 5.71</text:p>
          </table:table-cell>
          <table:table-cell table:style-name="ce7" table:formula="of:=[.A8]/46" office:value-type="percentage" office:value="0.152173913043478" calcext:value-type="percentage">
            <text:p>15.22%</text:p>
          </table:table-cell>
          <table:table-cell table:formula="of:=&quot;1 : &quot;&amp;TEXT(1/([.D8]/(1-[.D8])); &quot;0.00&quot;)" office:value-type="string" office:string-value="1 : 5.57" calcext:value-type="string">
            <text:p>1 : 5.57</text:p>
          </table:table-cell>
          <table:table-cell table:style-name="ce10" table:formula="of:=1-((47-[.A8])/47)*((46-[.A8])/46)" office:value-type="percentage" office:value="0.278445883441258" calcext:value-type="percentage">
            <text:p>27.84%</text:p>
          </table:table-cell>
          <table:table-cell table:formula="of:=&quot;1 : &quot;&amp;TEXT(1/([.F8]/(1-[.F8])); &quot;0.00&quot;)" office:value-type="string" office:string-value="1 : 2.59" calcext:value-type="string">
            <text:p>1 : 2.59</text:p>
          </table:table-cell>
          <table:table-cell table:formula="of:=[.A8]*4" office:value-type="float" office:value="28" calcext:value-type="float">
            <text:p>28</text:p>
          </table:table-cell>
          <table:table-cell table:formula="of:=[.A8]*2" office:value-type="float" office:value="14" calcext:value-type="float">
            <text:p>14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table:formula="of:=[.A9]/47" office:value-type="percentage" office:value="0.170212765957447" calcext:value-type="percentage">
            <text:p>17.02%</text:p>
          </table:table-cell>
          <table:table-cell table:formula="of:=&quot;1 : &quot;&amp;TEXT(1/([.B9]/(1-[.B9])); &quot;0.00&quot;)" office:value-type="string" office:string-value="1 : 4.88" calcext:value-type="string">
            <text:p>1 : 4.88</text:p>
          </table:table-cell>
          <table:table-cell table:style-name="ce7" table:formula="of:=[.A9]/46" office:value-type="percentage" office:value="0.173913043478261" calcext:value-type="percentage">
            <text:p>17.39%</text:p>
          </table:table-cell>
          <table:table-cell table:formula="of:=&quot;1 : &quot;&amp;TEXT(1/([.D9]/(1-[.D9])); &quot;0.00&quot;)" office:value-type="string" office:string-value="1 : 4.75" calcext:value-type="string">
            <text:p>1 : 4.75</text:p>
          </table:table-cell>
          <table:table-cell table:style-name="ce10" table:formula="of:=1-((47-[.A9])/47)*((46-[.A9])/46)" office:value-type="percentage" office:value="0.314523589269195" calcext:value-type="percentage">
            <text:p>31.45%</text:p>
          </table:table-cell>
          <table:table-cell table:formula="of:=&quot;1 : &quot;&amp;TEXT(1/([.F9]/(1-[.F9])); &quot;0.00&quot;)" office:value-type="string" office:string-value="1 : 2.18" calcext:value-type="string">
            <text:p>1 : 2.18</text:p>
          </table:table-cell>
          <table:table-cell table:formula="of:=[.A9]*4" office:value-type="float" office:value="32" calcext:value-type="float">
            <text:p>32</text:p>
          </table:table-cell>
          <table:table-cell table:formula="of:=[.A9]*2" office:value-type="float" office:value="16" calcext:value-type="float">
            <text:p>16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table:formula="of:=[.A10]/47" office:value-type="percentage" office:value="0.191489361702128" calcext:value-type="percentage">
            <text:p>19.15%</text:p>
          </table:table-cell>
          <table:table-cell table:formula="of:=&quot;1 : &quot;&amp;TEXT(1/([.B10]/(1-[.B10])); &quot;0.00&quot;)" office:value-type="string" office:string-value="1 : 4.22" calcext:value-type="string">
            <text:p>1 : 4.22</text:p>
          </table:table-cell>
          <table:table-cell table:style-name="ce7" table:formula="of:=[.A10]/46" office:value-type="percentage" office:value="0.195652173913044" calcext:value-type="percentage">
            <text:p>19.57%</text:p>
          </table:table-cell>
          <table:table-cell table:formula="of:=&quot;1 : &quot;&amp;TEXT(1/([.D10]/(1-[.D10])); &quot;0.00&quot;)" office:value-type="string" office:string-value="1 : 4.11" calcext:value-type="string">
            <text:p>1 : 4.11</text:p>
          </table:table-cell>
          <table:table-cell table:style-name="ce10" table:formula="of:=1-((47-[.A10])/47)*((46-[.A10])/46)" office:value-type="percentage" office:value="0.349676225716929" calcext:value-type="percentage">
            <text:p>34.97%</text:p>
          </table:table-cell>
          <table:table-cell table:formula="of:=&quot;1 : &quot;&amp;TEXT(1/([.F10]/(1-[.F10])); &quot;0.00&quot;)" office:value-type="string" office:string-value="1 : 1.86" calcext:value-type="string">
            <text:p>1 : 1.86</text:p>
          </table:table-cell>
          <table:table-cell table:formula="of:=[.A10]*4" office:value-type="float" office:value="36" calcext:value-type="float">
            <text:p>36</text:p>
          </table:table-cell>
          <table:table-cell table:formula="of:=[.A10]*2"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table:formula="of:=[.A11]/47" office:value-type="percentage" office:value="0.212765957446809" calcext:value-type="percentage">
            <text:p>21.28%</text:p>
          </table:table-cell>
          <table:table-cell table:formula="of:=&quot;1 : &quot;&amp;TEXT(1/([.B11]/(1-[.B11])); &quot;0.00&quot;)" office:value-type="string" office:string-value="1 : 3.70" calcext:value-type="string">
            <text:p>1 : 3.70</text:p>
          </table:table-cell>
          <table:table-cell table:style-name="ce7" table:formula="of:=[.A11]/46" office:value-type="percentage" office:value="0.217391304347826" calcext:value-type="percentage">
            <text:p>21.74%</text:p>
          </table:table-cell>
          <table:table-cell table:formula="of:=&quot;1 : &quot;&amp;TEXT(1/([.D11]/(1-[.D11])); &quot;0.00&quot;)" office:value-type="string" office:string-value="1 : 3.60" calcext:value-type="string">
            <text:p>1 : 3.60</text:p>
          </table:table-cell>
          <table:table-cell table:style-name="ce10" table:formula="of:=1-((47-[.A11])/47)*((46-[.A11])/46)" office:value-type="percentage" office:value="0.383903792784459" calcext:value-type="percentage">
            <text:p>38.39%</text:p>
          </table:table-cell>
          <table:table-cell table:formula="of:=&quot;1 : &quot;&amp;TEXT(1/([.F11]/(1-[.F11])); &quot;0.00&quot;)" office:value-type="string" office:string-value="1 : 1.60" calcext:value-type="string">
            <text:p>1 : 1.60</text:p>
          </table:table-cell>
          <table:table-cell table:formula="of:=[.A11]*4" office:value-type="float" office:value="40" calcext:value-type="float">
            <text:p>40</text:p>
          </table:table-cell>
          <table:table-cell table:formula="of:=[.A11]*2"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table:formula="of:=[.A12]/47" office:value-type="percentage" office:value="0.234042553191489" calcext:value-type="percentage">
            <text:p>23.40%</text:p>
          </table:table-cell>
          <table:table-cell table:formula="of:=&quot;1 : &quot;&amp;TEXT(1/([.B12]/(1-[.B12])); &quot;0.00&quot;)" office:value-type="string" office:string-value="1 : 3.27" calcext:value-type="string">
            <text:p>1 : 3.27</text:p>
          </table:table-cell>
          <table:table-cell table:style-name="ce7" table:formula="of:=[.A12]/46" office:value-type="percentage" office:value="0.239130434782609" calcext:value-type="percentage">
            <text:p>23.91%</text:p>
          </table:table-cell>
          <table:table-cell table:formula="of:=&quot;1 : &quot;&amp;TEXT(1/([.D12]/(1-[.D12])); &quot;0.00&quot;)" office:value-type="string" office:string-value="1 : 3.18" calcext:value-type="string">
            <text:p>1 : 3.18</text:p>
          </table:table-cell>
          <table:table-cell table:style-name="ce10" table:formula="of:=1-((47-[.A12])/47)*((46-[.A12])/46)" office:value-type="percentage" office:value="0.417206290471785" calcext:value-type="percentage">
            <text:p>41.72%</text:p>
          </table:table-cell>
          <table:table-cell table:formula="of:=&quot;1 : &quot;&amp;TEXT(1/([.F12]/(1-[.F12])); &quot;0.00&quot;)" office:value-type="string" office:string-value="1 : 1.40" calcext:value-type="string">
            <text:p>1 : 1.40</text:p>
          </table:table-cell>
          <table:table-cell table:formula="of:=[.A12]*4" office:value-type="float" office:value="44" calcext:value-type="float">
            <text:p>44</text:p>
          </table:table-cell>
          <table:table-cell table:formula="of:=[.A12]*2"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table:formula="of:=[.A13]/47" office:value-type="percentage" office:value="0.25531914893617" calcext:value-type="percentage">
            <text:p>25.53%</text:p>
          </table:table-cell>
          <table:table-cell table:formula="of:=&quot;1 : &quot;&amp;TEXT(1/([.B13]/(1-[.B13])); &quot;0.00&quot;)" office:value-type="string" office:string-value="1 : 2.92" calcext:value-type="string">
            <text:p>1 : 2.92</text:p>
          </table:table-cell>
          <table:table-cell table:style-name="ce7" table:formula="of:=[.A13]/46" office:value-type="percentage" office:value="0.260869565217391" calcext:value-type="percentage">
            <text:p>26.09%</text:p>
          </table:table-cell>
          <table:table-cell table:formula="of:=&quot;1 : &quot;&amp;TEXT(1/([.D13]/(1-[.D13])); &quot;0.00&quot;)" office:value-type="string" office:string-value="1 : 2.83" calcext:value-type="string">
            <text:p>1 : 2.83</text:p>
          </table:table-cell>
          <table:table-cell table:style-name="ce10" table:formula="of:=1-((47-[.A13])/47)*((46-[.A13])/46)" office:value-type="percentage" office:value="0.449583718778908" calcext:value-type="percentage">
            <text:p>44.96%</text:p>
          </table:table-cell>
          <table:table-cell table:formula="of:=&quot;1 : &quot;&amp;TEXT(1/([.F13]/(1-[.F13])); &quot;0.00&quot;)" office:value-type="string" office:string-value="1 : 1.22" calcext:value-type="string">
            <text:p>1 : 1.22</text:p>
          </table:table-cell>
          <table:table-cell table:formula="of:=[.A13]*4" office:value-type="float" office:value="48" calcext:value-type="float">
            <text:p>48</text:p>
          </table:table-cell>
          <table:table-cell table:formula="of:=[.A13]*2" office:value-type="float" office:value="24" calcext:value-type="float">
            <text:p>24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table:formula="of:=[.A14]/47" office:value-type="percentage" office:value="0.276595744680851" calcext:value-type="percentage">
            <text:p>27.66%</text:p>
          </table:table-cell>
          <table:table-cell table:formula="of:=&quot;1 : &quot;&amp;TEXT(1/([.B14]/(1-[.B14])); &quot;0.00&quot;)" office:value-type="string" office:string-value="1 : 2.62" calcext:value-type="string">
            <text:p>1 : 2.62</text:p>
          </table:table-cell>
          <table:table-cell table:style-name="ce7" table:formula="of:=[.A14]/46" office:value-type="percentage" office:value="0.282608695652174" calcext:value-type="percentage">
            <text:p>28.26%</text:p>
          </table:table-cell>
          <table:table-cell table:formula="of:=&quot;1 : &quot;&amp;TEXT(1/([.D14]/(1-[.D14])); &quot;0.00&quot;)" office:value-type="string" office:string-value="1 : 2.54" calcext:value-type="string">
            <text:p>1 : 2.54</text:p>
          </table:table-cell>
          <table:table-cell table:style-name="ce10" table:formula="of:=1-((47-[.A14])/47)*((46-[.A14])/46)" office:value-type="percentage" office:value="0.481036077705828" calcext:value-type="percentage">
            <text:p>48.10%</text:p>
          </table:table-cell>
          <table:table-cell table:formula="of:=&quot;1 : &quot;&amp;TEXT(1/([.F14]/(1-[.F14])); &quot;0.00&quot;)" office:value-type="string" office:string-value="1 : 1.08" calcext:value-type="string">
            <text:p>1 : 1.08</text:p>
          </table:table-cell>
          <table:table-cell table:formula="of:=[.A14]*4" office:value-type="float" office:value="52" calcext:value-type="float">
            <text:p>52</text:p>
          </table:table-cell>
          <table:table-cell table:formula="of:=[.A14]*2" office:value-type="float" office:value="26" calcext:value-type="float">
            <text:p>26</text:p>
          </table:table-cell>
          <table:table-cell table:number-columns-repeated="1637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table:formula="of:=[.A15]/47" office:value-type="percentage" office:value="0.297872340425532" calcext:value-type="percentage">
            <text:p>29.79%</text:p>
          </table:table-cell>
          <table:table-cell table:formula="of:=&quot;1 : &quot;&amp;TEXT(1/([.B15]/(1-[.B15])); &quot;0.00&quot;)" office:value-type="string" office:string-value="1 : 2.36" calcext:value-type="string">
            <text:p>1 : 2.36</text:p>
          </table:table-cell>
          <table:table-cell table:style-name="ce7" table:formula="of:=[.A15]/46" office:value-type="percentage" office:value="0.304347826086957" calcext:value-type="percentage">
            <text:p>30.43%</text:p>
          </table:table-cell>
          <table:table-cell table:formula="of:=&quot;1 : &quot;&amp;TEXT(1/([.D15]/(1-[.D15])); &quot;0.00&quot;)" office:value-type="string" office:string-value="1 : 2.29" calcext:value-type="string">
            <text:p>1 : 2.29</text:p>
          </table:table-cell>
          <table:table-cell table:style-name="ce10" table:formula="of:=1-((47-[.A15])/47)*((46-[.A15])/46)" office:value-type="percentage" office:value="0.511563367252544" calcext:value-type="percentage">
            <text:p>51.16%</text:p>
          </table:table-cell>
          <table:table-cell table:formula="of:=&quot;1 : &quot;&amp;TEXT(1/([.F15]/(1-[.F15])); &quot;0.00&quot;)" office:value-type="string" office:string-value="1 : 0.95" calcext:value-type="string">
            <text:p>1 : 0.95</text:p>
          </table:table-cell>
          <table:table-cell table:formula="of:=[.A15]*4" office:value-type="float" office:value="56" calcext:value-type="float">
            <text:p>56</text:p>
          </table:table-cell>
          <table:table-cell table:formula="of:=[.A15]*2" office:value-type="float" office:value="28" calcext:value-type="float">
            <text:p>28</text:p>
          </table:table-cell>
          <table:table-cell table:number-columns-repeated="1637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table:formula="of:=[.A16]/47" office:value-type="percentage" office:value="0.319148936170213" calcext:value-type="percentage">
            <text:p>31.91%</text:p>
          </table:table-cell>
          <table:table-cell table:formula="of:=&quot;1 : &quot;&amp;TEXT(1/([.B16]/(1-[.B16])); &quot;0.00&quot;)" office:value-type="string" office:string-value="1 : 2.13" calcext:value-type="string">
            <text:p>1 : 2.13</text:p>
          </table:table-cell>
          <table:table-cell table:style-name="ce7" table:formula="of:=[.A16]/46" office:value-type="percentage" office:value="0.326086956521739" calcext:value-type="percentage">
            <text:p>32.61%</text:p>
          </table:table-cell>
          <table:table-cell table:formula="of:=&quot;1 : &quot;&amp;TEXT(1/([.D16]/(1-[.D16])); &quot;0.00&quot;)" office:value-type="string" office:string-value="1 : 2.07" calcext:value-type="string">
            <text:p>1 : 2.07</text:p>
          </table:table-cell>
          <table:table-cell table:style-name="ce10" table:formula="of:=1-((47-[.A16])/47)*((46-[.A16])/46)" office:value-type="percentage" office:value="0.541165587419056" calcext:value-type="percentage">
            <text:p>54.12%</text:p>
          </table:table-cell>
          <table:table-cell table:formula="of:=&quot;1 : &quot;&amp;TEXT(1/([.F16]/(1-[.F16])); &quot;0.00&quot;)" office:value-type="string" office:string-value="1 : 0.85" calcext:value-type="string">
            <text:p>1 : 0.85</text:p>
          </table:table-cell>
          <table:table-cell table:formula="of:=[.A16]*4" office:value-type="float" office:value="60" calcext:value-type="float">
            <text:p>60</text:p>
          </table:table-cell>
          <table:table-cell table:formula="of:=[.A16]*2" office:value-type="float" office:value="30" calcext:value-type="float">
            <text:p>30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table:formula="of:=[.A17]/47" office:value-type="percentage" office:value="0.340425531914894" calcext:value-type="percentage">
            <text:p>34.04%</text:p>
          </table:table-cell>
          <table:table-cell table:formula="of:=&quot;1 : &quot;&amp;TEXT(1/([.B17]/(1-[.B17])); &quot;0.00&quot;)" office:value-type="string" office:string-value="1 : 1.94" calcext:value-type="string">
            <text:p>1 : 1.94</text:p>
          </table:table-cell>
          <table:table-cell table:style-name="ce7" table:formula="of:=[.A17]/46" office:value-type="percentage" office:value="0.347826086956522" calcext:value-type="percentage">
            <text:p>34.78%</text:p>
          </table:table-cell>
          <table:table-cell table:formula="of:=&quot;1 : &quot;&amp;TEXT(1/([.D17]/(1-[.D17])); &quot;0.00&quot;)" office:value-type="string" office:string-value="1 : 1.88" calcext:value-type="string">
            <text:p>1 : 1.88</text:p>
          </table:table-cell>
          <table:table-cell table:style-name="ce10" table:formula="of:=1-((47-[.A17])/47)*((46-[.A17])/46)" office:value-type="percentage" office:value="0.569842738205366" calcext:value-type="percentage">
            <text:p>56.98%</text:p>
          </table:table-cell>
          <table:table-cell table:formula="of:=&quot;1 : &quot;&amp;TEXT(1/([.F17]/(1-[.F17])); &quot;0.00&quot;)" office:value-type="string" office:string-value="1 : 0.75" calcext:value-type="string">
            <text:p>1 : 0.75</text:p>
          </table:table-cell>
          <table:table-cell table:formula="of:=[.A17]*4" office:value-type="float" office:value="64" calcext:value-type="float">
            <text:p>64</text:p>
          </table:table-cell>
          <table:table-cell table:formula="of:=[.A17]*2" office:value-type="float" office:value="32" calcext:value-type="float">
            <text:p>32</text:p>
          </table:table-cell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table:formula="of:=[.A18]/47" office:value-type="percentage" office:value="0.361702127659575" calcext:value-type="percentage">
            <text:p>36.17%</text:p>
          </table:table-cell>
          <table:table-cell table:formula="of:=&quot;1 : &quot;&amp;TEXT(1/([.B18]/(1-[.B18])); &quot;0.00&quot;)" office:value-type="string" office:string-value="1 : 1.76" calcext:value-type="string">
            <text:p>1 : 1.76</text:p>
          </table:table-cell>
          <table:table-cell table:style-name="ce7" table:formula="of:=[.A18]/46" office:value-type="percentage" office:value="0.369565217391304" calcext:value-type="percentage">
            <text:p>36.96%</text:p>
          </table:table-cell>
          <table:table-cell table:formula="of:=&quot;1 : &quot;&amp;TEXT(1/([.D18]/(1-[.D18])); &quot;0.00&quot;)" office:value-type="string" office:string-value="1 : 1.71" calcext:value-type="string">
            <text:p>1 : 1.71</text:p>
          </table:table-cell>
          <table:table-cell table:style-name="ce10" table:formula="of:=1-((47-[.A18])/47)*((46-[.A18])/46)" office:value-type="percentage" office:value="0.597594819611471" calcext:value-type="percentage">
            <text:p>59.76%</text:p>
          </table:table-cell>
          <table:table-cell table:formula="of:=&quot;1 : &quot;&amp;TEXT(1/([.F18]/(1-[.F18])); &quot;0.00&quot;)" office:value-type="string" office:string-value="1 : 0.67" calcext:value-type="string">
            <text:p>1 : 0.67</text:p>
          </table:table-cell>
          <table:table-cell table:formula="of:=[.A18]*4" office:value-type="float" office:value="68" calcext:value-type="float">
            <text:p>68</text:p>
          </table:table-cell>
          <table:table-cell table:formula="of:=[.A18]*2" office:value-type="float" office:value="34" calcext:value-type="float">
            <text:p>34</text:p>
          </table:table-cell>
          <table:table-cell table:number-columns-repeated="1637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table:formula="of:=[.A19]/47" office:value-type="percentage" office:value="0.382978723404255" calcext:value-type="percentage">
            <text:p>38.30%</text:p>
          </table:table-cell>
          <table:table-cell table:formula="of:=&quot;1 : &quot;&amp;TEXT(1/([.B19]/(1-[.B19])); &quot;0.00&quot;)" office:value-type="string" office:string-value="1 : 1.61" calcext:value-type="string">
            <text:p>1 : 1.61</text:p>
          </table:table-cell>
          <table:table-cell table:style-name="ce7" table:formula="of:=[.A19]/46" office:value-type="percentage" office:value="0.391304347826087" calcext:value-type="percentage">
            <text:p>39.13%</text:p>
          </table:table-cell>
          <table:table-cell table:formula="of:=&quot;1 : &quot;&amp;TEXT(1/([.D19]/(1-[.D19])); &quot;0.00&quot;)" office:value-type="string" office:string-value="1 : 1.56" calcext:value-type="string">
            <text:p>1 : 1.56</text:p>
          </table:table-cell>
          <table:table-cell table:style-name="ce10" table:formula="of:=1-((47-[.A19])/47)*((46-[.A19])/46)" office:value-type="percentage" office:value="0.624421831637373" calcext:value-type="percentage">
            <text:p>62.44%</text:p>
          </table:table-cell>
          <table:table-cell table:formula="of:=&quot;1 : &quot;&amp;TEXT(1/([.F19]/(1-[.F19])); &quot;0.00&quot;)" office:value-type="string" office:string-value="1 : 0.60" calcext:value-type="string">
            <text:p>1 : 0.60</text:p>
          </table:table-cell>
          <table:table-cell table:formula="of:=[.A19]*4" office:value-type="float" office:value="72" calcext:value-type="float">
            <text:p>72</text:p>
          </table:table-cell>
          <table:table-cell table:formula="of:=[.A19]*2"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table:formula="of:=[.A20]/47" office:value-type="percentage" office:value="0.404255319148936" calcext:value-type="percentage">
            <text:p>40.43%</text:p>
          </table:table-cell>
          <table:table-cell table:formula="of:=&quot;1 : &quot;&amp;TEXT(1/([.B20]/(1-[.B20])); &quot;0.00&quot;)" office:value-type="string" office:string-value="1 : 1.47" calcext:value-type="string">
            <text:p>1 : 1.47</text:p>
          </table:table-cell>
          <table:table-cell table:style-name="ce7" table:formula="of:=[.A20]/46" office:value-type="percentage" office:value="0.41304347826087" calcext:value-type="percentage">
            <text:p>41.30%</text:p>
          </table:table-cell>
          <table:table-cell table:formula="of:=&quot;1 : &quot;&amp;TEXT(1/([.D20]/(1-[.D20])); &quot;0.00&quot;)" office:value-type="string" office:string-value="1 : 1.42" calcext:value-type="string">
            <text:p>1 : 1.42</text:p>
          </table:table-cell>
          <table:table-cell table:style-name="ce10" table:formula="of:=1-((47-[.A20])/47)*((46-[.A20])/46)" office:value-type="percentage" office:value="0.650323774283071" calcext:value-type="percentage">
            <text:p>65.03%</text:p>
          </table:table-cell>
          <table:table-cell table:formula="of:=&quot;1 : &quot;&amp;TEXT(1/([.F20]/(1-[.F20])); &quot;0.00&quot;)" office:value-type="string" office:string-value="1 : 0.54" calcext:value-type="string">
            <text:p>1 : 0.54</text:p>
          </table:table-cell>
          <table:table-cell table:formula="of:=[.A20]*4" office:value-type="float" office:value="76" calcext:value-type="float">
            <text:p>76</text:p>
          </table:table-cell>
          <table:table-cell table:formula="of:=[.A20]*2" office:value-type="float" office:value="38" calcext:value-type="float">
            <text:p>38</text:p>
          </table:table-cell>
          <table:table-cell table:number-columns-repeated="1637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table:formula="of:=[.A21]/47" office:value-type="percentage" office:value="0.425531914893617" calcext:value-type="percentage">
            <text:p>42.55%</text:p>
          </table:table-cell>
          <table:table-cell table:formula="of:=&quot;1 : &quot;&amp;TEXT(1/([.B21]/(1-[.B21])); &quot;0.00&quot;)" office:value-type="string" office:string-value="1 : 1.35" calcext:value-type="string">
            <text:p>1 : 1.35</text:p>
          </table:table-cell>
          <table:table-cell table:style-name="ce7" table:formula="of:=[.A21]/46" office:value-type="percentage" office:value="0.434782608695652" calcext:value-type="percentage">
            <text:p>43.48%</text:p>
          </table:table-cell>
          <table:table-cell table:formula="of:=&quot;1 : &quot;&amp;TEXT(1/([.D21]/(1-[.D21])); &quot;0.00&quot;)" office:value-type="string" office:string-value="1 : 1.30" calcext:value-type="string">
            <text:p>1 : 1.30</text:p>
          </table:table-cell>
          <table:table-cell table:style-name="ce10" table:formula="of:=1-((47-[.A21])/47)*((46-[.A21])/46)" office:value-type="percentage" office:value="0.675300647548566" calcext:value-type="percentage">
            <text:p>67.53%</text:p>
          </table:table-cell>
          <table:table-cell table:formula="of:=&quot;1 : &quot;&amp;TEXT(1/([.F21]/(1-[.F21])); &quot;0.00&quot;)" office:value-type="string" office:string-value="1 : 0.48" calcext:value-type="string">
            <text:p>1 : 0.48</text:p>
          </table:table-cell>
          <table:table-cell table:formula="of:=[.A21]*4" office:value-type="float" office:value="80" calcext:value-type="float">
            <text:p>80</text:p>
          </table:table-cell>
          <table:table-cell table:formula="of:=[.A21]*2"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table:formula="of:=[.A22]/47" office:value-type="percentage" office:value="0.446808510638298" calcext:value-type="percentage">
            <text:p>44.68%</text:p>
          </table:table-cell>
          <table:table-cell table:formula="of:=&quot;1 : &quot;&amp;TEXT(1/([.B22]/(1-[.B22])); &quot;0.00&quot;)" office:value-type="string" office:string-value="1 : 1.24" calcext:value-type="string">
            <text:p>1 : 1.24</text:p>
          </table:table-cell>
          <table:table-cell table:style-name="ce7" table:formula="of:=[.A22]/46" office:value-type="percentage" office:value="0.456521739130435" calcext:value-type="percentage">
            <text:p>45.65%</text:p>
          </table:table-cell>
          <table:table-cell table:formula="of:=&quot;1 : &quot;&amp;TEXT(1/([.D22]/(1-[.D22])); &quot;0.00&quot;)" office:value-type="string" office:string-value="1 : 1.19" calcext:value-type="string">
            <text:p>1 : 1.19</text:p>
          </table:table-cell>
          <table:table-cell table:style-name="ce10" table:formula="of:=1-((47-[.A22])/47)*((46-[.A22])/46)" office:value-type="percentage" office:value="0.699352451433858" calcext:value-type="percentage">
            <text:p>69.94%</text:p>
          </table:table-cell>
          <table:table-cell table:formula="of:=&quot;1 : &quot;&amp;TEXT(1/([.F22]/(1-[.F22])); &quot;0.00&quot;)" office:value-type="string" office:string-value="1 : 0.43" calcext:value-type="string">
            <text:p>1 : 0.43</text:p>
          </table:table-cell>
          <table:table-cell table:formula="of:=[.A22]*4" office:value-type="float" office:value="84" calcext:value-type="float">
            <text:p>84</text:p>
          </table:table-cell>
          <table:table-cell table:formula="of:=[.A22]*2" office:value-type="float" office:value="42" calcext:value-type="float">
            <text:p>42</text:p>
          </table:table-cell>
          <table:table-cell table:number-columns-repeated="1637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table:formula="of:=[.A23]/47" office:value-type="percentage" office:value="0.468085106382979" calcext:value-type="percentage">
            <text:p>46.81%</text:p>
          </table:table-cell>
          <table:table-cell table:formula="of:=&quot;1 : &quot;&amp;TEXT(1/([.B23]/(1-[.B23])); &quot;0.00&quot;)" office:value-type="string" office:string-value="1 : 1.14" calcext:value-type="string">
            <text:p>1 : 1.14</text:p>
          </table:table-cell>
          <table:table-cell table:style-name="ce7" table:formula="of:=[.A23]/46" office:value-type="percentage" office:value="0.478260869565217" calcext:value-type="percentage">
            <text:p>47.83%</text:p>
          </table:table-cell>
          <table:table-cell table:formula="of:=&quot;1 : &quot;&amp;TEXT(1/([.D23]/(1-[.D23])); &quot;0.00&quot;)" office:value-type="string" office:string-value="1 : 1.09" calcext:value-type="string">
            <text:p>1 : 1.09</text:p>
          </table:table-cell>
          <table:table-cell table:style-name="ce10" table:formula="of:=1-((47-[.A23])/47)*((46-[.A23])/46)" office:value-type="percentage" office:value="0.722479185938945" calcext:value-type="percentage">
            <text:p>72.25%</text:p>
          </table:table-cell>
          <table:table-cell table:formula="of:=&quot;1 : &quot;&amp;TEXT(1/([.F23]/(1-[.F23])); &quot;0.00&quot;)" office:value-type="string" office:string-value="1 : 0.38" calcext:value-type="string">
            <text:p>1 : 0.38</text:p>
          </table:table-cell>
          <table:table-cell table:formula="of:=[.A23]*4" office:value-type="float" office:value="88" calcext:value-type="float">
            <text:p>88</text:p>
          </table:table-cell>
          <table:table-cell table:formula="of:=[.A23]*2" office:value-type="float" office:value="44" calcext:value-type="float">
            <text:p>44</text:p>
          </table:table-cell>
          <table:table-cell table:number-columns-repeated="16375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ki Card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2" table:number-columns-repeated="1025" table:default-cell-style-name="ce5"/>
        <table:table-column table:style-name="co2" table:number-columns-repeated="15354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Outs</text:p>
          </table:table-cell>
          <table:table-cell table:style-name="ce6"/>
          <table:table-cell table:style-name="ce8"/>
          <table:table-cell table:style-name="ce6" table:number-columns-repeated="3"/>
          <table:table-cell table:style-name="ce1" table:number-columns-repeated="3"/>
          <table:table-cell table:style-name="ce6" table:number-columns-repeated="1019"/>
          <table:table-cell table:style-name="ce1" table:number-columns-repeated="15354"/>
          <table:table-cell table:style-name="ce12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percentage" office:value="4" calcext:value-type="percentage">
            <text:p>400.00%</text:p>
          </table:table-cell>
          <table:table-cell office:value-type="float" office:value="2" calcext:value-type="float">
            <text:p>2.0000</text:p>
          </table:table-cell>
          <table:table-cell table:style-name="ce7"/>
          <table:table-cell/>
          <table:table-cell table:style-name="ce10"/>
          <table:table-cell table:number-columns-repeated="3"/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percentage" office:value="8" calcext:value-type="percentage">
            <text:p>800.00%</text:p>
          </table:table-cell>
          <table:table-cell office:value-type="float" office:value="4" calcext:value-type="float">
            <text:p>4.0000</text:p>
          </table:table-cell>
          <table:table-cell table:style-name="ce7"/>
          <table:table-cell/>
          <table:table-cell table:style-name="ce10"/>
          <table:table-cell table:number-columns-repeated="3"/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percentage" office:value="12" calcext:value-type="percentage">
            <text:p>1200.00%</text:p>
          </table:table-cell>
          <table:table-cell office:value-type="float" office:value="6" calcext:value-type="float">
            <text:p>6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percentage" office:value="16" calcext:value-type="percentage">
            <text:p>1600.00%</text:p>
          </table:table-cell>
          <table:table-cell office:value-type="float" office:value="8" calcext:value-type="float">
            <text:p>8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percentage" office:value="20" calcext:value-type="percentage">
            <text:p>2000.00%</text:p>
          </table:table-cell>
          <table:table-cell office:value-type="float" office:value="10" calcext:value-type="float">
            <text:p>10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percentage" office:value="24" calcext:value-type="percentage">
            <text:p>2400.00%</text:p>
          </table:table-cell>
          <table:table-cell office:value-type="float" office:value="12" calcext:value-type="float">
            <text:p>12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percentage" office:value="28" calcext:value-type="percentage">
            <text:p>2800.00%</text:p>
          </table:table-cell>
          <table:table-cell office:value-type="float" office:value="14" calcext:value-type="float">
            <text:p>14.0000</text:p>
          </table:table-cell>
          <table:table-cell table:style-name="ce7"/>
          <table:table-cell/>
          <table:table-cell table:style-name="ce10"/>
          <table:table-cell table:number-columns-repeated="3"/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percentage" office:value="32" calcext:value-type="percentage">
            <text:p>3200.00%</text:p>
          </table:table-cell>
          <table:table-cell office:value-type="float" office:value="16" calcext:value-type="float">
            <text:p>16.0000</text:p>
          </table:table-cell>
          <table:table-cell table:style-name="ce7"/>
          <table:table-cell/>
          <table:table-cell table:style-name="ce10"/>
          <table:table-cell table:number-columns-repeated="3"/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percentage" office:value="36" calcext:value-type="percentage">
            <text:p>3600.00%</text:p>
          </table:table-cell>
          <table:table-cell office:value-type="float" office:value="18" calcext:value-type="float">
            <text:p>18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percentage" office:value="40" calcext:value-type="percentage">
            <text:p>4000.00%</text:p>
          </table:table-cell>
          <table:table-cell office:value-type="float" office:value="20" calcext:value-type="float">
            <text:p>20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percentage" office:value="44" calcext:value-type="percentage">
            <text:p>4400.00%</text:p>
          </table:table-cell>
          <table:table-cell office:value-type="float" office:value="22" calcext:value-type="float">
            <text:p>22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percentage" office:value="48" calcext:value-type="percentage">
            <text:p>4800.00%</text:p>
          </table:table-cell>
          <table:table-cell office:value-type="float" office:value="24" calcext:value-type="float">
            <text:p>24.0000</text:p>
          </table:table-cell>
          <table:table-cell table:style-name="ce7"/>
          <table:table-cell/>
          <table:table-cell table:style-name="ce10"/>
          <table:table-cell table:number-columns-repeated="3"/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percentage" office:value="52" calcext:value-type="percentage">
            <text:p>5200.00%</text:p>
          </table:table-cell>
          <table:table-cell office:value-type="float" office:value="26" calcext:value-type="float">
            <text:p>26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percentage" office:value="56" calcext:value-type="percentage">
            <text:p>5600.00%</text:p>
          </table:table-cell>
          <table:table-cell office:value-type="float" office:value="28" calcext:value-type="float">
            <text:p>28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percentage" office:value="60" calcext:value-type="percentage">
            <text:p>6000.00%</text:p>
          </table:table-cell>
          <table:table-cell office:value-type="float" office:value="30" calcext:value-type="float">
            <text:p>30.0000</text:p>
          </table:table-cell>
          <table:table-cell table:style-name="ce7"/>
          <table:table-cell/>
          <table:table-cell table:style-name="ce10"/>
          <table:table-cell table:number-columns-repeated="3"/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percentage" office:value="64" calcext:value-type="percentage">
            <text:p>6400.00%</text:p>
          </table:table-cell>
          <table:table-cell office:value-type="float" office:value="32" calcext:value-type="float">
            <text:p>32.0000</text:p>
          </table:table-cell>
          <table:table-cell table:style-name="ce7"/>
          <table:table-cell/>
          <table:table-cell table:style-name="ce10"/>
          <table:table-cell table:number-columns-repeated="3"/>
          <table:table-cell table:style-name="ce11"/>
          <table:table-cell table:number-columns-repeated="1637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percentage" office:value="68" calcext:value-type="percentage">
            <text:p>6800.00%</text:p>
          </table:table-cell>
          <table:table-cell office:value-type="float" office:value="34" calcext:value-type="float">
            <text:p>34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percentage" office:value="72" calcext:value-type="percentage">
            <text:p>7200.00%</text:p>
          </table:table-cell>
          <table:table-cell office:value-type="float" office:value="36" calcext:value-type="float">
            <text:p>36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percentage" office:value="76" calcext:value-type="percentage">
            <text:p>7600.00%</text:p>
          </table:table-cell>
          <table:table-cell office:value-type="float" office:value="38" calcext:value-type="float">
            <text:p>38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percentage" office:value="80" calcext:value-type="percentage">
            <text:p>8000.00%</text:p>
          </table:table-cell>
          <table:table-cell office:value-type="float" office:value="40" calcext:value-type="float">
            <text:p>40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percentage" office:value="84" calcext:value-type="percentage">
            <text:p>8400.00%</text:p>
          </table:table-cell>
          <table:table-cell office:value-type="float" office:value="42" calcext:value-type="float">
            <text:p>42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percentage" office:value="88" calcext:value-type="percentage">
            <text:p>8800.00%</text:p>
          </table:table-cell>
          <table:table-cell office:value-type="float" office:value="44" calcext:value-type="float">
            <text:p>44.0000</text:p>
          </table:table-cell>
          <table:table-cell table:style-name="ce7"/>
          <table:table-cell/>
          <table:table-cell table:style-name="ce10"/>
          <table:table-cell table:number-columns-repeated="16378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1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Regular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5" number:min-decimal-places="5" number:min-integer-digits="1" number:grouping="true"/>
    </number:number-style>
    <number:number-style style:name="N134">
      <number:number number:decimal-places="6" number:min-decimal-places="6" number:min-integer-digits="1" number:grouping="true"/>
    </number:number-style>
    <number:number-style style:name="N135">
      <number:number number:decimal-places="7" number:min-decimal-places="7" number:min-integer-digits="1" number:grouping="true"/>
    </number:number-style>
    <number:number-style style:name="N136">
      <number:number number:decimal-places="8" number:min-decimal-places="8" number:min-integer-digits="1" number:grouping="true"/>
    </number:number-style>
    <number:number-style style:name="N137">
      <number:number number:decimal-places="9" number:min-decimal-places="9" number:min-integer-digits="1" number:grouping="true"/>
    </number:number-style>
    <number:number-style style:name="N138">
      <number:number number:decimal-places="10" number:min-decimal-places="10" number:min-integer-digits="1" number:grouping="true"/>
    </number:number-style>
    <number:number-style style:name="N139">
      <number:number number:decimal-places="11" number:min-decimal-places="11" number:min-integer-digits="1" number:grouping="true"/>
    </number:number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4" number:min-decimal-places="4"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Roboto" fo:font-family="Roboto" style:font-style-name="Regular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5:02:41.700858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21:51:29.223143493</meta:creation-date>
    <dc:title>xenqos-calc</dc:title>
    <meta:editing-duration>PT19H40M43S</meta:editing-duration>
    <meta:editing-cycles>13</meta:editing-cycles>
    <meta:generator>LibreOffice/24.8.4.2$Linux_X86_64 LibreOffice_project/480$Build-2</meta:generator>
    <dc:date>2025-01-28T20:50:45.982844578</dc:date>
    <meta:document-statistic meta:table-count="2" meta:cell-count="274" meta:object-count="0"/>
    <meta:template xlink:type="simple" xlink:actuate="onRequest" xlink:title="xenqos-calc" xlink:href="../../../../.config/libreoffice/4/user/template/xenqos-calc.ots" meta:date="2025-01-24T21:51:27.896283049"/>
  </office:meta>
</office:document-meta>
</file>